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655d" officeooo:paragraph-rsid="0009655d"/>
    </style:style>
    <style:style style:name="P2" style:family="paragraph" style:parent-style-name="Standard">
      <style:paragraph-properties fo:text-align="start" style:justify-single-word="false"/>
      <style:text-properties officeooo:rsid="0009655d" officeooo:paragraph-rsid="0009655d"/>
    </style:style>
    <style:style style:name="P3" style:family="paragraph" style:parent-style-name="Standard">
      <style:paragraph-properties fo:text-align="justify" style:justify-single-word="false"/>
      <style:text-properties officeooo:rsid="0009655d" officeooo:paragraph-rsid="0017a91d"/>
    </style:style>
    <style:style style:name="P4" style:family="paragraph" style:parent-style-name="Standard">
      <style:paragraph-properties fo:text-align="start" style:justify-single-word="false"/>
      <style:text-properties officeooo:rsid="0015ab7f" officeooo:paragraph-rsid="0015ab7f"/>
    </style:style>
    <style:style style:name="T1" style:family="text">
      <style:text-properties style:text-underline-style="none" officeooo:rsid="00117cb2"/>
    </style:style>
    <style:style style:name="T2" style:family="text">
      <style:text-properties style:text-underline-style="none" officeooo:rsid="0011f7a1"/>
    </style:style>
    <style:style style:name="T3" style:family="text">
      <style:text-properties style:text-underline-style="none" officeooo:rsid="0015ab7f"/>
    </style:style>
    <style:style style:name="T4" style:family="text">
      <style:text-properties style:text-underline-style="none" officeooo:rsid="0016044c"/>
    </style:style>
    <style:style style:name="T5" style:family="text">
      <style:text-properties style:text-underline-style="none" officeooo:rsid="00163223"/>
    </style:style>
    <style:style style:name="T6" style:family="text">
      <style:text-properties style:text-underline-style="none" officeooo:rsid="001b7029"/>
    </style:style>
    <style:style style:name="T7" style:family="text">
      <style:text-properties officeooo:rsid="0011f7a1"/>
    </style:style>
    <style:style style:name="T8" style:family="text">
      <style:text-properties officeooo:rsid="0015ab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S.I <text:span text:style-name="T8">compte rendu</text:span></text:p>
      <text:p text:style-name="P1"/>
      <text:p text:style-name="P4">Henry Yoann 1e</text:p>
      <text:p text:style-name="P4">Andre Thomas 1e</text:p>
      <text:p text:style-name="P1"/>
      <text:p text:style-name="P2"/>
      <text:p text:style-name="P3">Nous avons choisis de créer un générateur de qcm car ce projet nous a parut très enrichissant et ludique à mener. <text:span text:style-name="T7">Nous pensions que le qcm était un choix judicieux car nous avions déjà les questions dans un fichier csv ce qui est donc facilement abordable, puis l’idée d’un qcm nous intéressait plus que celui du jeu du pendu.</text:span> <text:span text:style-name="T1">Nous avons réfléchi ensemble pour coder le programme puis nous nous sommes partager le travail </text:span><text:span text:style-name="T6">pour </text:span><text:span text:style-name="T1">gagner du temps(très précieux dans ce projet). </text:span><text:span text:style-name="T2">Dans ce projet nous avons eu quelques difficultés, à commencer par un bug d’affichage de la liste lors de l’importation du fichier csv. </text:span><text:span text:style-name="T3">Puis pour sélectionner 10 questions aléatoirement et faire en sorte qu’elle n’ai pas été posés nous a paru difficile. </text:span><text:span text:style-name="T4">Ce projet nous a permis de nous apprendre à nous organiser, a nous partager des taches, s’organiser en listant tout nos besoins et problèmes afin de les prendre en compte dans le programme. Il nous a aussi permis d’appliquer notre cours et voir nos capacités d’analyse de logique et d’application. Nous avons découvert de nouvelles choses comme selectrandom qui nous a beaucoup servi pour notre code. Nous avons aussi découvert ce que c’était la satisfaction de voir son programme marché après de nombreuses tentatives ratés. Nous avons appris à savoir contourner <text:s text:c="5"/>une difficulté à laquelle nous sommes confrontés. </text:span><text:span text:style-name="T5">Nous avons appris à travailler en autonomie, en nous entraidant. </text:span><text:span text:style-name="T4">Pour conclure ce projet nous a confronté à des difficultés et à des facilités mais avons su y faire face. </text:span><text:span text:style-name="T5">Nous avons beaucoup aimé ce projet il fut très enrichissant et intéressa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2T09:07:50.631000000</meta:creation-date>
    <dc:date>2021-03-01T10:05:33.338000000</dc:date>
    <meta:editing-duration>PT2H10M16S</meta:editing-duration>
    <meta:editing-cycles>15</meta:editing-cycles>
    <meta:generator>LibreOffice/7.0.2.2$Windows_X86_64 LibreOffice_project/8349ace3c3162073abd90d81fd06dcfb6b36b994</meta:generator>
    <meta:document-statistic meta:table-count="0" meta:image-count="0" meta:object-count="0" meta:page-count="1" meta:paragraph-count="4" meta:word-count="273" meta:character-count="1640" meta:non-whitespace-character-count="1366"/>
  </office:meta>
</office:document-meta>
</file>